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6.8cm"/>
    </style:style>
    <style:style style:name="Tableau1.B" style:family="table-column">
      <style:table-column-properties style:column-width="10.20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.909cm"/>
    </style:style>
    <style:style style:name="Tableau2.B" style:family="table-column">
      <style:table-column-properties style:column-width="15.09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padding="0.049cm" fo:border-left="none" fo:border-right="none" fo:border-top="0.06pt solid #808080" fo:border-bottom="none"/>
      <style:text-properties fo:color="#999999" officeooo:rsid="00157d03" officeooo:paragraph-rsid="00157d03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6" style:family="paragraph" style:parent-style-name="Preformatted_20_Text">
      <loext:graphic-properties draw:fill="solid" draw:fill-color="#f8f8f8" draw:opacity="100%"/>
      <style:paragraph-properties fo:background-color="#f8f8f8"/>
      <style:text-properties fo:color="#008800" fo:font-style="italic"/>
    </style:style>
    <style:style style:name="P7" style:family="paragraph" style:parent-style-name="Preformatted_20_Text">
      <loext:graphic-properties draw:fill="solid" draw:fill-color="#f8f8f8" draw:opacity="100%"/>
      <style:paragraph-properties fo:background-color="#f8f8f8"/>
      <style:text-properties fo:color="#bb4444"/>
    </style:style>
    <style:style style:name="P8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fo:background-color="#f8f8f8"/>
    </style:style>
    <style:style style:name="P9" style:family="paragraph" style:parent-style-name="Text_20_body">
      <style:text-properties officeooo:rsid="00157d03" officeooo:paragraph-rsid="00157d03"/>
    </style:style>
    <style:style style:name="T1" style:family="text">
      <style:text-properties fo:color="#aa22ff"/>
    </style:style>
    <style:style style:name="T2" style:family="text">
      <style:text-properties fo:color="#aa22ff" fo:font-weight="bold"/>
    </style:style>
    <style:style style:name="T3" style:family="text">
      <style:text-properties fo:color="#666666"/>
    </style:style>
    <style:style style:name="T4" style:family="text">
      <style:text-properties fo:color="#008800" fo:font-style="italic"/>
    </style:style>
    <style:style style:name="T5" style:family="text">
      <style:text-properties fo:color="#bb4444"/>
    </style:style>
    <style:style style:name="T6" style:family="text">
      <style:text-properties fo:color="#b8860b"/>
    </style:style>
    <style:style style:name="T7" style:family="text">
      <style:text-properties fo:color="#bb6622" fo:font-weight="bold"/>
    </style:style>
    <style:style style:name="T8" style:family="text">
      <style:text-properties fo:color="#bb6688" fo:font-weight="bold"/>
    </style:style>
    <style:style style:name="T9" style:family="text">
      <style:text-properties officeooo:rsid="00157d0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23_2311430149"/>Aide mémoire Kubernetes<text:bookmark-end text:name="__RefHeading___Toc123_2311430149"/></text:p>
      <text:p text:style-name="P9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25_2311430149" text:style-name="Index_20_Link" text:visited-style-name="Index_20_Link">Auto-complétion avec Kubectl<text:tab/>2</text:a></text:p>
          <text:p text:style-name="P2"><text:a xlink:type="simple" xlink:href="#__RefHeading___Toc127_2311430149" text:style-name="Index_20_Link" text:visited-style-name="Index_20_Link">BASH<text:tab/>2</text:a></text:p>
          <text:p text:style-name="P2"><text:a xlink:type="simple" xlink:href="#__RefHeading___Toc129_2311430149" text:style-name="Index_20_Link" text:visited-style-name="Index_20_Link">ZSH<text:tab/>2</text:a></text:p>
          <text:p text:style-name="P1"><text:a xlink:type="simple" xlink:href="#__RefHeading___Toc131_2311430149" text:style-name="Index_20_Link" text:visited-style-name="Index_20_Link">Contexte et configuration de Kubectl<text:tab/>2</text:a></text:p>
          <text:p text:style-name="P1"><text:a xlink:type="simple" xlink:href="#__RefHeading___Toc133_2311430149" text:style-name="Index_20_Link" text:visited-style-name="Index_20_Link">Apply<text:tab/>3</text:a></text:p>
          <text:p text:style-name="P1"><text:a xlink:type="simple" xlink:href="#__RefHeading___Toc135_2311430149" text:style-name="Index_20_Link" text:visited-style-name="Index_20_Link">Création d’objets<text:tab/>3</text:a></text:p>
          <text:p text:style-name="P1"><text:a xlink:type="simple" xlink:href="#__RefHeading___Toc137_2311430149" text:style-name="Index_20_Link" text:visited-style-name="Index_20_Link">Visualisation et Recherche de ressources<text:tab/>4</text:a></text:p>
          <text:p text:style-name="P1"><text:a xlink:type="simple" xlink:href="#__RefHeading___Toc139_2311430149" text:style-name="Index_20_Link" text:visited-style-name="Index_20_Link">Mise à jour de ressources<text:tab/>5</text:a></text:p>
          <text:p text:style-name="P1"><text:a xlink:type="simple" xlink:href="#__RefHeading___Toc141_2311430149" text:style-name="Index_20_Link" text:visited-style-name="Index_20_Link">Mise à jour partielle de ressources<text:tab/>6</text:a></text:p>
          <text:p text:style-name="P1"><text:a xlink:type="simple" xlink:href="#__RefHeading___Toc143_2311430149" text:style-name="Index_20_Link" text:visited-style-name="Index_20_Link">Édition de ressources<text:tab/>6</text:a></text:p>
          <text:p text:style-name="P1"><text:a xlink:type="simple" xlink:href="#__RefHeading___Toc145_2311430149" text:style-name="Index_20_Link" text:visited-style-name="Index_20_Link">Mise à l’échelle de ressources<text:tab/>6</text:a></text:p>
          <text:p text:style-name="P1"><text:a xlink:type="simple" xlink:href="#__RefHeading___Toc147_2311430149" text:style-name="Index_20_Link" text:visited-style-name="Index_20_Link">Suppression de ressources<text:tab/>7</text:a></text:p>
          <text:p text:style-name="P1"><text:a xlink:type="simple" xlink:href="#__RefHeading___Toc149_2311430149" text:style-name="Index_20_Link" text:visited-style-name="Index_20_Link">Interaction avec des Pods en cours d’exécution<text:tab/>7</text:a></text:p>
          <text:p text:style-name="P1"><text:a xlink:type="simple" xlink:href="#__RefHeading___Toc151_2311430149" text:style-name="Index_20_Link" text:visited-style-name="Index_20_Link">Interaction avec des Noeuds et Clusters<text:tab/>7</text:a></text:p>
          <text:p text:style-name="P2"><text:a xlink:type="simple" xlink:href="#__RefHeading___Toc153_2311430149" text:style-name="Index_20_Link" text:visited-style-name="Index_20_Link">Types de ressources<text:tab/>8</text:a></text:p>
          <text:p text:style-name="P2"><text:a xlink:type="simple" xlink:href="#__RefHeading___Toc155_2311430149" text:style-name="Index_20_Link" text:visited-style-name="Index_20_Link">Formattage de l’affichage<text:tab/>8</text:a></text:p>
          <text:p text:style-name="P2"><text:a xlink:type="simple" xlink:href="#__RefHeading___Toc157_2311430149" text:style-name="Index_20_Link" text:visited-style-name="Index_20_Link">Verbosité de l’affichage de Kubectl et débogage<text:tab/>9</text:a></text:p>
          <text:p text:style-name="P1"><text:a xlink:type="simple" xlink:href="#__RefHeading___Toc159_2311430149" text:style-name="Index_20_Link" text:visited-style-name="Index_20_Link">A suivre<text:tab/>9</text:a></text:p>
        </text:index-body>
      </text:table-of-content>
      <text:p text:style-name="P9"/>
      <text:h text:style-name="P4" text:outline-level="2"><text:bookmark-start text:name="__RefHeading___Toc125_2311430149"/><text:span text:style-name="T9">A</text:span>uto-complétion avec Kubectl<text:bookmark-end text:name="__RefHeading___Toc125_2311430149"/></text:h>
      <text:h text:style-name="Heading_20_3" text:outline-level="3"><text:bookmark-start text:name="__RefHeading___Toc127_2311430149"/><text:bookmark text:name="bash"/>BASH<text:bookmark-end text:name="__RefHeading___Toc127_2311430149"/></text:h>
      <text:p text:style-name="P5"><text:span text:style-name="Source_20_Text"><text:span text:style-name="T1">source</text:span></text:span><text:span text:style-name="Source_20_Text"> &lt;</text:span><text:span text:style-name="Source_20_Text"><text:span text:style-name="T3">(</text:span></text:span><text:span text:style-name="Source_20_Text">kubectl completion bash</text:span><text:span text:style-name="Source_20_Text"><text:span text:style-name="T3">)</text:span></text:span><text:span text:style-name="Source_20_Text"> </text:span><text:span text:style-name="Source_20_Text"><text:span text:style-name="T4"># active l'auto-complétion pour bash dans le shell courant, le paquet bash-completion devant être installé au préalable</text:span></text:span></text:p>
      <text:p text:style-name="P8"><text:span text:style-name="Source_20_Text"><text:span text:style-name="T1">echo</text:span></text:span><text:span text:style-name="Source_20_Text"> </text:span><text:span text:style-name="Source_20_Text"><text:span text:style-name="T5">"source &lt;(kubectl completion bash)"</text:span></text:span><text:span text:style-name="Source_20_Text"> &gt;&gt; ~/.bashrc </text:span><text:span text:style-name="Source_20_Text"><text:span text:style-name="T4"># ajoute l'auto-complétion de manière permanente à votre shell bash</text:span></text:span></text:p>
      <text:p text:style-name="Text_20_body">Vous pouvez de plus déclarer un alias pour <text:span text:style-name="Source_20_Text">kubectl</text:span> qui fonctionne aussi avec l’auto-complétion :</text:p>
      <text:p text:style-name="P5"><text:span text:style-name="Source_20_Text"><text:span text:style-name="T1">alias</text:span></text:span><text:span text:style-name="Source_20_Text"> </text:span><text:span text:style-name="Source_20_Text"><text:span text:style-name="T6">k</text:span></text:span><text:span text:style-name="Source_20_Text"><text:span text:style-name="T3">=</text:span></text:span><text:span text:style-name="Source_20_Text">kubectl</text:span></text:p>
      <text:p text:style-name="P8"><text:span text:style-name="Source_20_Text"><text:span text:style-name="T1">complete</text:span></text:span><text:span text:style-name="Source_20_Text"> -F __start_kubectl k</text:span></text:p>
      <text:h text:style-name="Heading_20_3" text:outline-level="3"><text:bookmark-start text:name="__RefHeading___Toc129_2311430149"/><text:bookmark text:name="zsh"/>ZSH<text:bookmark-end text:name="__RefHeading___Toc129_2311430149"/></text:h>
      <text:p text:style-name="P5"><text:span text:style-name="Source_20_Text"><text:span text:style-name="T1">source</text:span></text:span><text:span text:style-name="Source_20_Text"> &lt;</text:span><text:span text:style-name="Source_20_Text"><text:span text:style-name="T3">(</text:span></text:span><text:span text:style-name="Source_20_Text">kubectl completion zsh</text:span><text:span text:style-name="Source_20_Text"><text:span text:style-name="T3">)</text:span></text:span><text:span text:style-name="Source_20_Text"> <text:s/></text:span><text:span text:style-name="Source_20_Text"><text:span text:style-name="T4"># active l'auto-complétion pour zsh dans le shell courant</text:span></text:span></text:p>
      <text:p text:style-name="P8"><text:span text:style-name="Source_20_Text"><text:span text:style-name="T1">echo</text:span></text:span><text:span text:style-name="Source_20_Text"> </text:span><text:span text:style-name="Source_20_Text"><text:span text:style-name="T5">"if [ </text:span></text:span><text:span text:style-name="Source_20_Text"><text:span text:style-name="T6">$commands</text:span></text:span><text:span text:style-name="Source_20_Text"><text:span text:style-name="T5">[kubectl] ]; then source &lt;(kubectl completion zsh); fi"</text:span></text:span><text:span text:style-name="Source_20_Text"> &gt;&gt; ~/.zshrc </text:span><text:span text:style-name="Source_20_Text"><text:span text:style-name="T4"># ajoute l'auto-complétion de manière permanente à votre shell zsh</text:span></text:span></text:p>
      <text:h text:style-name="Heading_20_2" text:outline-level="2"><text:bookmark-start text:name="__RefHeading___Toc131_2311430149"/><text:bookmark text:name="contexte-et-configuration-de-kubectl"/>Contexte et configuration de Kubectl<text:bookmark-end text:name="__RefHeading___Toc131_2311430149"/></text:h>
      <text:p text:style-name="Text_20_body">Indique avec quel cluster Kubernetes <text:span text:style-name="Source_20_Text">kubectl</text:span> communique et modifie les informations de configuration. Voir la documentation Authentification multi-clusters avec kubeconfig pour des informations détaillées sur le fichier de configuration.</text:p>
      <text:p text:style-name="P5"><text:span text:style-name="Source_20_Text">kubectl config view </text:span><text:span text:style-name="Source_20_Text"><text:span text:style-name="T4"># Affiche les paramètres fusionnés de kubeconfig</text:span></text:span></text:p>
      <text:p text:style-name="P5"/>
      <text:p text:style-name="P6"><text:span text:style-name="Source_20_Text"># Utilise plusieurs fichiers kubeconfig en même temps et affiche la configuration fusionnée</text:span></text:p>
      <text:p text:style-name="P5"><text:span text:style-name="Source_20_Text"><text:span text:style-name="T6">KUBECONFIG</text:span></text:span><text:span text:style-name="Source_20_Text"><text:span text:style-name="T3">=</text:span></text:span><text:span text:style-name="Source_20_Text">~/.kube/config:~/.kube/kubconfig2</text:span></text:p>
      <text:p text:style-name="P5"/>
      <text:p text:style-name="P5"><text:span text:style-name="Source_20_Text">kubectl config view</text:span></text:p>
      <text:p text:style-name="P5"/>
      <text:p text:style-name="P6"><text:span text:style-name="Source_20_Text"># Affiche le mot de passe pour l'utilisateur e2e</text:span></text:p>
      <text:p text:style-name="P5"><text:span text:style-name="Source_20_Text">kubectl config view -o </text:span><text:span text:style-name="Source_20_Text"><text:span text:style-name="T6">jsonpath</text:span></text:span><text:span text:style-name="Source_20_Text"><text:span text:style-name="T3">=</text:span></text:span><text:span text:style-name="Source_20_Text"><text:span text:style-name="T5">'{.users[?(@.name == "e2e")].user.password}'</text:span></text:span></text:p>
      <text:p text:style-name="P5"/>
      <text:p text:style-name="P5"><text:span text:style-name="Source_20_Text">kubectl config view -o </text:span><text:span text:style-name="Source_20_Text"><text:span text:style-name="T6">jsonpath</text:span></text:span><text:span text:style-name="Source_20_Text"><text:span text:style-name="T3">=</text:span></text:span><text:span text:style-name="Source_20_Text"><text:span text:style-name="T5">'{.users[*].name}'</text:span></text:span><text:span text:style-name="Source_20_Text"> </text:span><text:span text:style-name="Source_20_Text"><text:span text:style-name="T4"># Affiche une liste d'utilisateurs</text:span></text:span></text:p>
      <text:p text:style-name="P5"><text:span text:style-name="Source_20_Text">kubectl config get-contexts <text:s text:c="23"/></text:span><text:span text:style-name="Source_20_Text"><text:span text:style-name="T4"># Affiche la liste des contextes</text:span></text:span></text:p>
      <text:p text:style-name="P5"><text:span text:style-name="Source_20_Text">kubectl config current-context <text:s text:c="20"/></text:span><text:span text:style-name="Source_20_Text"><text:span text:style-name="T4"># Affiche le contexte courant (current-context)</text:span></text:span></text:p>
      <text:p text:style-name="P5"><text:span text:style-name="Source_20_Text">kubectl config use-context my-cluster-name <text:s text:c="8"/></text:span><text:span text:style-name="Source_20_Text"><text:span text:style-name="T4"># Définit my-cluster-name comme contexte courant</text:span></text:span></text:p>
      <text:p text:style-name="P5"/>
      <text:p text:style-name="P6"><text:span text:style-name="Source_20_Text"># Ajoute un nouveau cluster à votre kubeconf, prenant en charge l'authentification de base (basic auth)</text:span></text:p>
      <text:p text:style-name="P5"><text:span text:style-name="Source_20_Text">kubectl config set-credentials kubeuser/foo.kubernetes.com --username</text:span><text:span text:style-name="Source_20_Text"><text:span text:style-name="T3">=</text:span></text:span><text:span text:style-name="Source_20_Text">kubeuser --password</text:span><text:span text:style-name="Source_20_Text"><text:span text:style-name="T3">=</text:span></text:span><text:span text:style-name="Source_20_Text">kubepassword</text:span></text:p>
      <text:p text:style-name="P5"/>
      <text:p text:style-name="P6"><text:span text:style-name="Source_20_Text"># Enregistre de manière permanente le namespace pour toutes les commandes kubectl suivantes dans ce contexte</text:span></text:p>
      <text:p text:style-name="P5"><text:span text:style-name="Source_20_Text">kubectl config set-context --current --namespace</text:span><text:span text:style-name="Source_20_Text"><text:span text:style-name="T3">=</text:span></text:span><text:span text:style-name="Source_20_Text">ggckad-s2</text:span></text:p>
      <text:p text:style-name="P5"/>
      <text:p text:style-name="P6"><text:soft-page-break/><text:span text:style-name="Source_20_Text"># Définit et utilise un contexte qui utilise un nom d'utilisateur et un namespace spécifiques</text:span></text:p>
      <text:p text:style-name="P5"><text:span text:style-name="Source_20_Text">kubectl config set-context gce --user</text:span><text:span text:style-name="Source_20_Text"><text:span text:style-name="T3">=</text:span></text:span><text:span text:style-name="Source_20_Text">cluster-admin --namespace</text:span><text:span text:style-name="Source_20_Text"><text:span text:style-name="T3">=</text:span></text:span><text:span text:style-name="Source_20_Text">foo </text:span><text:span text:style-name="Source_20_Text"><text:span text:style-name="T7">\</text:span></text:span></text:p>
      <text:p text:style-name="P5"><text:span text:style-name="Source_20_Text"><text:s text:c="2"/></text:span><text:span text:style-name="Source_20_Text"><text:span text:style-name="T3">&amp;&amp;</text:span></text:span><text:span text:style-name="Source_20_Text"> kubectl config use-context gce</text:span></text:p>
      <text:p text:style-name="P5"/>
      <text:p text:style-name="P8"><text:span text:style-name="Source_20_Text">kubectl config </text:span><text:span text:style-name="Source_20_Text"><text:span text:style-name="T1">unset</text:span></text:span><text:span text:style-name="Source_20_Text"> users.foo <text:s text:c="22"/></text:span><text:span text:style-name="Source_20_Text"><text:span text:style-name="T4"># Supprime l'utilisateur foo</text:span></text:span></text:p>
      <text:h text:style-name="Heading_20_2" text:outline-level="2"><text:bookmark-start text:name="__RefHeading___Toc133_2311430149"/><text:bookmark text:name="apply"/>Apply<text:bookmark-end text:name="__RefHeading___Toc133_2311430149"/></text:h>
      <text:p text:style-name="Text_20_body"><text:span text:style-name="Source_20_Text">apply</text:span> gère des applications en utilisant des fichiers définissant des ressources Kubernetes. Elle crée et met à jour des ressources dans un cluster en exécutant <text:span text:style-name="Source_20_Text">kubectl apply</text:span>. C’est la manière recommandée de gérer des applications Kubernetes en production. Voir le <text:a xlink:type="simple" xlink:href="https://kubectl.docs.kubernetes.io/" office:target-frame-name="_blank" xlink:show="new" text:style-name="Internet_20_link" text:visited-style-name="Visited_20_Internet_20_Link">Livre Kubectl</text:a>.</text:p>
      <text:h text:style-name="Heading_20_2" text:outline-level="2"><text:bookmark-start text:name="__RefHeading___Toc135_2311430149"/><text:bookmark text:name="création-d-objets"/>Création d’objets<text:bookmark-end text:name="__RefHeading___Toc135_2311430149"/></text:h>
      <text:p text:style-name="Text_20_body">Les manifests Kubernetes peuvent être définis en json ou yaml. Les extensions de fichier <text:span text:style-name="Source_20_Text">.yaml</text:span>, <text:span text:style-name="Source_20_Text">.yml</text:span>, et <text:span text:style-name="Source_20_Text">.json</text:span> peuvent être utilisés.</text:p>
      <text:p text:style-name="P5"><text:span text:style-name="Source_20_Text">kubectl apply -f ./my-manifest.yaml <text:s text:c="11"/></text:span><text:span text:style-name="Source_20_Text"><text:span text:style-name="T4"># Crée une ou plusieurs ressources</text:span></text:span></text:p>
      <text:p text:style-name="P5"><text:span text:style-name="Source_20_Text">kubectl apply -f ./my1.yaml -f ./my2.yaml <text:s text:c="5"/></text:span><text:span text:style-name="Source_20_Text"><text:span text:style-name="T4"># Crée depuis plusieurs fichiers</text:span></text:span></text:p>
      <text:p text:style-name="P5"><text:span text:style-name="Source_20_Text">kubectl apply -f ./dir <text:s text:c="24"/></text:span><text:span text:style-name="Source_20_Text"><text:span text:style-name="T4"># Crée une ou plusieurs ressources depuis tous les manifests dans dir</text:span></text:span></text:p>
      <text:p text:style-name="P5"><text:span text:style-name="Source_20_Text">kubectl apply -f https://git.io/vPieo <text:s text:c="9"/></text:span><text:span text:style-name="Source_20_Text"><text:span text:style-name="T4"># Crée une ou plusieurs ressources depuis une url</text:span></text:span></text:p>
      <text:p text:style-name="P5"><text:span text:style-name="Source_20_Text">kubectl create deployment nginx --image</text:span><text:span text:style-name="Source_20_Text"><text:span text:style-name="T3">=</text:span></text:span><text:span text:style-name="Source_20_Text">nginx <text:s/></text:span><text:span text:style-name="Source_20_Text"><text:span text:style-name="T4"># Démarre une instance unique de nginx</text:span></text:span></text:p>
      <text:p text:style-name="P5"><text:span text:style-name="Source_20_Text">kubectl explain pods,svc <text:s text:c="22"/></text:span><text:span text:style-name="Source_20_Text"><text:span text:style-name="T4"># Affiche la documentation pour les manifests pod et svc</text:span></text:span></text:p>
      <text:p text:style-name="P5"/>
      <text:p text:style-name="P6"><text:span text:style-name="Source_20_Text"># Crée plusieurs objets YAML depuis l'entrée standard (stdin)</text:span></text:p>
      <text:p text:style-name="P5"><text:span text:style-name="Source_20_Text">cat </text:span><text:span text:style-name="Source_20_Text"><text:span text:style-name="T5">&lt;&lt;EOF | kubectl apply -f -</text:span></text:span></text:p>
      <text:p text:style-name="P5"><text:span text:style-name="Source_20_Text"><text:span text:style-name="T5">apiVersion: v1</text:span></text:span></text:p>
      <text:p text:style-name="P5"><text:span text:style-name="Source_20_Text"><text:span text:style-name="T5">kind: Pod</text:span></text:span></text:p>
      <text:p text:style-name="P5"><text:span text:style-name="Source_20_Text"><text:span text:style-name="T5">metadata:</text:span></text:span></text:p>
      <text:p text:style-name="P5"><text:span text:style-name="Source_20_Text"><text:span text:style-name="T5"><text:s text:c="2"/>name: busybox-sleep</text:span></text:span></text:p>
      <text:p text:style-name="P5"><text:span text:style-name="Source_20_Text"><text:span text:style-name="T5">spec:</text:span></text:span></text:p>
      <text:p text:style-name="P5"><text:span text:style-name="Source_20_Text"><text:span text:style-name="T5"><text:s text:c="2"/>containers:</text:span></text:span></text:p>
      <text:p text:style-name="P5"><text:span text:style-name="Source_20_Text"><text:span text:style-name="T5"><text:s text:c="2"/>- name: busybox</text:span></text:span></text:p>
      <text:p text:style-name="P5"><text:span text:style-name="Source_20_Text"><text:span text:style-name="T5"><text:s text:c="4"/>image: busybox</text:span></text:span></text:p>
      <text:p text:style-name="P5"><text:span text:style-name="Source_20_Text"><text:span text:style-name="T5"><text:s text:c="4"/>args:</text:span></text:span></text:p>
      <text:p text:style-name="P5"><text:span text:style-name="Source_20_Text"><text:span text:style-name="T5"><text:s text:c="4"/>- sleep</text:span></text:span></text:p>
      <text:p text:style-name="P5"><text:span text:style-name="Source_20_Text"><text:span text:style-name="T5"><text:s text:c="4"/>- "1000000"</text:span></text:span></text:p>
      <text:p text:style-name="P5"><text:span text:style-name="Source_20_Text"><text:span text:style-name="T5">---</text:span></text:span></text:p>
      <text:p text:style-name="P5"><text:span text:style-name="Source_20_Text"><text:span text:style-name="T5">apiVersion: v1</text:span></text:span></text:p>
      <text:p text:style-name="P5"><text:span text:style-name="Source_20_Text"><text:span text:style-name="T5">kind: Pod</text:span></text:span></text:p>
      <text:p text:style-name="P5"><text:span text:style-name="Source_20_Text"><text:span text:style-name="T5">metadata:</text:span></text:span></text:p>
      <text:p text:style-name="P5"><text:span text:style-name="Source_20_Text"><text:span text:style-name="T5"><text:s text:c="2"/>name: busybox-sleep-less</text:span></text:span></text:p>
      <text:p text:style-name="P5"><text:span text:style-name="Source_20_Text"><text:span text:style-name="T5">spec:</text:span></text:span></text:p>
      <text:p text:style-name="P5"><text:span text:style-name="Source_20_Text"><text:span text:style-name="T5"><text:s text:c="2"/>containers:</text:span></text:span></text:p>
      <text:p text:style-name="P5"><text:span text:style-name="Source_20_Text"><text:span text:style-name="T5"><text:s text:c="2"/>- name: busybox</text:span></text:span></text:p>
      <text:p text:style-name="P5"><text:span text:style-name="Source_20_Text"><text:span text:style-name="T5"><text:s text:c="4"/>image: busybox</text:span></text:span></text:p>
      <text:p text:style-name="P5"><text:span text:style-name="Source_20_Text"><text:span text:style-name="T5"><text:s text:c="4"/>args:</text:span></text:span></text:p>
      <text:p text:style-name="P5"><text:span text:style-name="Source_20_Text"><text:span text:style-name="T5"><text:s text:c="4"/>- sleep</text:span></text:span></text:p>
      <text:p text:style-name="P5"><text:span text:style-name="Source_20_Text"><text:span text:style-name="T5"><text:s text:c="4"/>- "1000"</text:span></text:span></text:p>
      <text:p text:style-name="P7"><text:span text:style-name="Source_20_Text">EOF</text:span></text:p>
      <text:p text:style-name="P5"><text:soft-page-break/></text:p>
      <text:p text:style-name="P6"><text:span text:style-name="Source_20_Text"># Crée un Secret contenant plusieurs clés</text:span></text:p>
      <text:p text:style-name="P5"><text:span text:style-name="Source_20_Text">cat </text:span><text:span text:style-name="Source_20_Text"><text:span text:style-name="T5">&lt;&lt;EOF | kubectl apply -f -</text:span></text:span></text:p>
      <text:p text:style-name="P5"><text:span text:style-name="Source_20_Text"><text:span text:style-name="T5">apiVersion: v1</text:span></text:span></text:p>
      <text:p text:style-name="P5"><text:span text:style-name="Source_20_Text"><text:span text:style-name="T5">kind: Secret</text:span></text:span></text:p>
      <text:p text:style-name="P5"><text:span text:style-name="Source_20_Text"><text:span text:style-name="T5">metadata:</text:span></text:span></text:p>
      <text:p text:style-name="P5"><text:span text:style-name="Source_20_Text"><text:span text:style-name="T5"><text:s text:c="2"/>name: mysecret</text:span></text:span></text:p>
      <text:p text:style-name="P5"><text:span text:style-name="Source_20_Text"><text:span text:style-name="T5">type: Opaque</text:span></text:span></text:p>
      <text:p text:style-name="P5"><text:span text:style-name="Source_20_Text"><text:span text:style-name="T5">data:</text:span></text:span></text:p>
      <text:p text:style-name="P5"><text:span text:style-name="Source_20_Text"><text:span text:style-name="T5"><text:s text:c="2"/>password: $(echo -n "s33msi4" | base64 -w0)</text:span></text:span></text:p>
      <text:p text:style-name="P5"><text:span text:style-name="Source_20_Text"><text:span text:style-name="T5"><text:s text:c="2"/>username: $(echo -n "jane" | base64 -w0)</text:span></text:span></text:p>
      <text:p text:style-name="P8"><text:span text:style-name="Source_20_Text"><text:span text:style-name="T5">EOF</text:span></text:span></text:p>
      <text:h text:style-name="Heading_20_2" text:outline-level="2"><text:bookmark-start text:name="__RefHeading___Toc137_2311430149"/><text:bookmark text:name="visualisation-et-recherche-de-ressources"/>Visualisation et Recherche de ressources<text:bookmark-end text:name="__RefHeading___Toc137_2311430149"/></text:h>
      <text:p text:style-name="P6"><text:span text:style-name="Source_20_Text"># Commandes Get avec un affichage basique</text:span></text:p>
      <text:p text:style-name="P5"><text:span text:style-name="Source_20_Text">kubectl get services <text:s text:c="20"/></text:span><text:span text:style-name="Source_20_Text"><text:span text:style-name="T4"># Liste tous les services d'un namespace</text:span></text:span></text:p>
      <text:p text:style-name="P5"><text:span text:style-name="Source_20_Text">kubectl get pods --all-namespaces <text:s text:c="7"/></text:span><text:span text:style-name="Source_20_Text"><text:span text:style-name="T4"># Liste tous les Pods de tous les namespaces</text:span></text:span></text:p>
      <text:p text:style-name="P5"><text:span text:style-name="Source_20_Text">kubectl get pods -o wide <text:s text:c="16"/></text:span><text:span text:style-name="Source_20_Text"><text:span text:style-name="T4"># Liste tous les Pods du namespace, avec plus de détails</text:span></text:span></text:p>
      <text:p text:style-name="P5"><text:span text:style-name="Source_20_Text">kubectl get deployment my-dep <text:s text:c="11"/></text:span><text:span text:style-name="Source_20_Text"><text:span text:style-name="T4"># Liste un déploiement particulier</text:span></text:span></text:p>
      <text:p text:style-name="P5"><text:span text:style-name="Source_20_Text">kubectl get pods <text:s text:c="24"/></text:span><text:span text:style-name="Source_20_Text"><text:span text:style-name="T4"># Liste tous les Pods dans un namespace</text:span></text:span></text:p>
      <text:p text:style-name="P5"><text:span text:style-name="Source_20_Text">kubectl get pod my-pod -o yaml <text:s text:c="10"/></text:span><text:span text:style-name="Source_20_Text"><text:span text:style-name="T4"># Affiche le YAML du Pod</text:span></text:span></text:p>
      <text:p text:style-name="P5"><text:span text:style-name="Source_20_Text">kubectl get pod my-pod -o yaml --export <text:s/></text:span><text:span text:style-name="Source_20_Text"><text:span text:style-name="T4"># Affiche le YAML du Pod sans les informations spécifiques au cluster</text:span></text:span></text:p>
      <text:p text:style-name="P5"/>
      <text:p text:style-name="P6"><text:span text:style-name="Source_20_Text"># Commandes Describe avec un affichage verbeux</text:span></text:p>
      <text:p text:style-name="P5"><text:span text:style-name="Source_20_Text">kubectl describe nodes my-node</text:span></text:p>
      <text:p text:style-name="P5"><text:span text:style-name="Source_20_Text">kubectl describe pods my-pod</text:span></text:p>
      <text:p text:style-name="P5"/>
      <text:p text:style-name="P5"><text:span text:style-name="Source_20_Text">kubectl get services --sort-by</text:span><text:span text:style-name="Source_20_Text"><text:span text:style-name="T3">=</text:span></text:span><text:span text:style-name="Source_20_Text">.metadata.name </text:span><text:span text:style-name="Source_20_Text"><text:span text:style-name="T4"># Liste les services classés par nom</text:span></text:span></text:p>
      <text:p text:style-name="P5"/>
      <text:p text:style-name="P6"><text:span text:style-name="Source_20_Text"># Liste les pods classés par nombre de redémarrages</text:span></text:p>
      <text:p text:style-name="P5"><text:span text:style-name="Source_20_Text">kubectl get pods --sort-by</text:span><text:span text:style-name="Source_20_Text"><text:span text:style-name="T3">=</text:span></text:span><text:span text:style-name="Source_20_Text"><text:span text:style-name="T5">'.status.containerStatuses[0].restartCount'</text:span></text:span></text:p>
      <text:p text:style-name="P5"/>
      <text:p text:style-name="P5"><text:span text:style-name="Source_20_Text"><text:span text:style-name="T4"># Affiche les pods du namespace test classés par capacité de stockage</text:span></text:span><text:span text:style-name="Source_20_Text"> </text:span></text:p>
      <text:p text:style-name="P5"><text:span text:style-name="Source_20_Text">kubectl get pods -n </text:span><text:span text:style-name="Source_20_Text"><text:span text:style-name="T1">test</text:span></text:span><text:span text:style-name="Source_20_Text"> --sort-by</text:span><text:span text:style-name="Source_20_Text"><text:span text:style-name="T3">=</text:span></text:span><text:span text:style-name="Source_20_Text">.spec.capacity.storage <text:s/></text:span></text:p>
      <text:p text:style-name="P5"/>
      <text:p text:style-name="P6"><text:span text:style-name="Source_20_Text"># Affiche la version des labels de tous les pods ayant un label app=cassandra</text:span></text:p>
      <text:p text:style-name="P5"><text:span text:style-name="Source_20_Text">kubectl get pods --selector</text:span><text:span text:style-name="Source_20_Text"><text:span text:style-name="T3">=</text:span></text:span><text:span text:style-name="Source_20_Text"><text:span text:style-name="T6">app</text:span></text:span><text:span text:style-name="Source_20_Text"><text:span text:style-name="T3">=</text:span></text:span><text:span text:style-name="Source_20_Text">cassandra -o </text:span><text:span text:style-name="Source_20_Text"><text:span text:style-name="T7">\</text:span></text:span></text:p>
      <text:p text:style-name="P5"><text:span text:style-name="Source_20_Text"><text:s text:c="2"/></text:span><text:span text:style-name="Source_20_Text"><text:span text:style-name="T6">jsonpath</text:span></text:span><text:span text:style-name="Source_20_Text"><text:span text:style-name="T3">=</text:span></text:span><text:span text:style-name="Source_20_Text"><text:span text:style-name="T5">'{.items[*].metadata.labels.version}'</text:span></text:span></text:p>
      <text:p text:style-name="P5"/>
      <text:p text:style-name="P6"><text:span text:style-name="Source_20_Text"># Affiche tous les noeuds, en utilisant un sélecteur pour exclure ceux ayant un label 'node-role.kubernetes.io/master'</text:span></text:p>
      <text:p text:style-name="P5"><text:span text:style-name="Source_20_Text">kubectl get node --selector</text:span><text:span text:style-name="Source_20_Text"><text:span text:style-name="T3">=</text:span></text:span><text:span text:style-name="Source_20_Text"><text:span text:style-name="T5">'!node-role.kubernetes.io/master'</text:span></text:span></text:p>
      <text:p text:style-name="P5"/>
      <text:p text:style-name="P6"><text:span text:style-name="Source_20_Text"># Affiche tous les pods en cours d'exécution (Running) dans le namespace</text:span></text:p>
      <text:p text:style-name="P5"><text:span text:style-name="Source_20_Text">kubectl get pods --field-selector</text:span><text:span text:style-name="Source_20_Text"><text:span text:style-name="T3">=</text:span></text:span><text:span text:style-name="Source_20_Text">status.phase</text:span><text:span text:style-name="Source_20_Text"><text:span text:style-name="T3">=</text:span></text:span><text:span text:style-name="Source_20_Text">Running</text:span></text:p>
      <text:p text:style-name="P5"/>
      <text:p text:style-name="P6"><text:span text:style-name="Source_20_Text"># Affiche les IPs externes (ExternalIPs) de tous les noeuds</text:span></text:p>
      <text:p text:style-name="P5"><text:span text:style-name="Source_20_Text">kubectl get nodes -o </text:span><text:span text:style-name="Source_20_Text"><text:span text:style-name="T6">jsonpath</text:span></text:span><text:span text:style-name="Source_20_Text"><text:span text:style-name="T3">=</text:span></text:span><text:span text:style-name="Source_20_Text"><text:span text:style-name="T5">'{.items[*].status.addresses[?(@.type=="ExternalIP")].address}'</text:span></text:span></text:p>
      <text:p text:style-name="P5"/>
      <text:p text:style-name="P6"><text:span text:style-name="Source_20_Text"># Liste les noms des pods appartenant à un ReplicationController particulier</text:span></text:p>
      <text:p text:style-name="P6"><text:span text:style-name="Source_20_Text"># "jq" est une commande utile pour des transformations non prises en charge par jsonpath, il est disponible ici : https://stedolan.github.io/jq/</text:span></text:p>
      <text:p text:style-name="P5"><text:soft-page-break/><text:span text:style-name="Source_20_Text"><text:span text:style-name="T6">sel</text:span></text:span><text:span text:style-name="Source_20_Text"><text:span text:style-name="T3">=</text:span></text:span><text:span text:style-name="Source_20_Text"><text:span text:style-name="T8">${</text:span></text:span><text:span text:style-name="Source_20_Text"><text:span text:style-name="T2">$(</text:span></text:span><text:span text:style-name="Source_20_Text">kubectl get rc my-rc --output</text:span><text:span text:style-name="Source_20_Text"><text:span text:style-name="T3">=</text:span></text:span><text:span text:style-name="Source_20_Text">json | jq -j </text:span><text:span text:style-name="Source_20_Text"><text:span text:style-name="T5">'.spec.selector | to_entries | .[] | "\(.key)=\(.value),"'</text:span></text:span><text:span text:style-name="Source_20_Text"><text:span text:style-name="T2">)</text:span></text:span><text:span text:style-name="Source_20_Text">%?</text:span><text:span text:style-name="Source_20_Text"><text:span text:style-name="T8">}</text:span></text:span></text:p>
      <text:p text:style-name="P5"><text:span text:style-name="Source_20_Text"><text:span text:style-name="T1">echo</text:span></text:span><text:span text:style-name="Source_20_Text"> </text:span><text:span text:style-name="Source_20_Text"><text:span text:style-name="T2">$(</text:span></text:span><text:span text:style-name="Source_20_Text">kubectl get pods --selector</text:span><text:span text:style-name="Source_20_Text"><text:span text:style-name="T3">=</text:span></text:span><text:span text:style-name="Source_20_Text"><text:span text:style-name="T6">$sel</text:span></text:span><text:span text:style-name="Source_20_Text"> --output</text:span><text:span text:style-name="Source_20_Text"><text:span text:style-name="T3">=</text:span></text:span><text:span text:style-name="Source_20_Text"><text:span text:style-name="T6">jsonpath</text:span></text:span><text:span text:style-name="Source_20_Text"><text:span text:style-name="T3">={</text:span></text:span><text:span text:style-name="Source_20_Text">.items..metadata.name</text:span><text:span text:style-name="Source_20_Text"><text:span text:style-name="T3">}</text:span></text:span><text:span text:style-name="Source_20_Text"><text:span text:style-name="T2">)</text:span></text:span></text:p>
      <text:p text:style-name="P5"/>
      <text:p text:style-name="P6"><text:span text:style-name="Source_20_Text"># Affiche les labels pour tous les pods (ou tout autre objet Kubernetes prenant en charge les labels)</text:span></text:p>
      <text:p text:style-name="P6"><text:span text:style-name="Source_20_Text"># Utilise aussi "jq"</text:span></text:p>
      <text:p text:style-name="P5"><text:span text:style-name="Source_20_Text"><text:span text:style-name="T2">for</text:span></text:span><text:span text:style-name="Source_20_Text"> item in </text:span><text:span text:style-name="Source_20_Text"><text:span text:style-name="T2">$(</text:span></text:span><text:span text:style-name="Source_20_Text"> kubectl get pod --output</text:span><text:span text:style-name="Source_20_Text"><text:span text:style-name="T3">=</text:span></text:span><text:span text:style-name="Source_20_Text">name</text:span><text:span text:style-name="Source_20_Text"><text:span text:style-name="T2">)</text:span></text:span><text:span text:style-name="Source_20_Text">; </text:span><text:span text:style-name="Source_20_Text"><text:span text:style-name="T2">do</text:span></text:span><text:span text:style-name="Source_20_Text"> </text:span><text:span text:style-name="Source_20_Text"><text:span text:style-name="T1">printf</text:span></text:span><text:span text:style-name="Source_20_Text"> </text:span><text:span text:style-name="Source_20_Text"><text:span text:style-name="T5">"Labels for %s\n"</text:span></text:span><text:span text:style-name="Source_20_Text"> </text:span><text:span text:style-name="Source_20_Text"><text:span text:style-name="T5">"</text:span></text:span><text:span text:style-name="Source_20_Text"><text:span text:style-name="T6">$item</text:span></text:span><text:span text:style-name="Source_20_Text"><text:span text:style-name="T5">"</text:span></text:span><text:span text:style-name="Source_20_Text"> | grep --color -E </text:span><text:span text:style-name="Source_20_Text"><text:span text:style-name="T5">'[^/]+$'</text:span></text:span><text:span text:style-name="Source_20_Text"> </text:span><text:span text:style-name="Source_20_Text"><text:span text:style-name="T3">&amp;&amp;</text:span></text:span><text:span text:style-name="Source_20_Text"> kubectl get </text:span><text:span text:style-name="Source_20_Text"><text:span text:style-name="T5">"</text:span></text:span><text:span text:style-name="Source_20_Text"><text:span text:style-name="T6">$item</text:span></text:span><text:span text:style-name="Source_20_Text"><text:span text:style-name="T5">"</text:span></text:span><text:span text:style-name="Source_20_Text"> --output</text:span><text:span text:style-name="Source_20_Text"><text:span text:style-name="T3">=</text:span></text:span><text:span text:style-name="Source_20_Text">json | jq -r -S </text:span><text:span text:style-name="Source_20_Text"><text:span text:style-name="T5">'.metadata.labels | to_entries | .[] | " \(.key)=\(.value)"'</text:span></text:span><text:span text:style-name="Source_20_Text"> </text:span><text:span text:style-name="Source_20_Text"><text:span text:style-name="T3">2</text:span></text:span><text:span text:style-name="Source_20_Text">&gt;/dev/null; </text:span><text:span text:style-name="Source_20_Text"><text:span text:style-name="T1">printf</text:span></text:span><text:span text:style-name="Source_20_Text"> </text:span><text:span text:style-name="Source_20_Text"><text:span text:style-name="T5">"\n"</text:span></text:span><text:span text:style-name="Source_20_Text">; </text:span><text:span text:style-name="Source_20_Text"><text:span text:style-name="T2">done</text:span></text:span></text:p>
      <text:p text:style-name="P5"/>
      <text:p text:style-name="P6"><text:span text:style-name="Source_20_Text"># Ou cette commande peut aussi être utilisée pour obtenir tous les labels associés aux pods</text:span></text:p>
      <text:p text:style-name="P5"><text:span text:style-name="Source_20_Text">kubectl get pods --show-labels</text:span></text:p>
      <text:p text:style-name="P5"/>
      <text:p text:style-name="P6"><text:span text:style-name="Source_20_Text"># Vérifie quels noeuds sont prêts</text:span></text:p>
      <text:p text:style-name="P5"><text:span text:style-name="Source_20_Text"><text:span text:style-name="T6">JSONPATH</text:span></text:span><text:span text:style-name="Source_20_Text"><text:span text:style-name="T3">=</text:span></text:span><text:span text:style-name="Source_20_Text"><text:span text:style-name="T5">'{range .items[*]}{@.metadata.name}:{range @.status.conditions[*]}{@.type}={@.status};{end}{end}'</text:span></text:span><text:span text:style-name="Source_20_Text"> </text:span><text:span text:style-name="Source_20_Text"><text:span text:style-name="T7">\</text:span></text:span></text:p>
      <text:p text:style-name="P5"><text:span text:style-name="Source_20_Text"><text:s/></text:span><text:span text:style-name="Source_20_Text"><text:span text:style-name="T3">&amp;&amp;</text:span></text:span><text:span text:style-name="Source_20_Text"> kubectl get nodes -o </text:span><text:span text:style-name="Source_20_Text"><text:span text:style-name="T6">jsonpath</text:span></text:span><text:span text:style-name="Source_20_Text"><text:span text:style-name="T3">=</text:span></text:span><text:span text:style-name="Source_20_Text"><text:span text:style-name="T5">"</text:span></text:span><text:span text:style-name="Source_20_Text"><text:span text:style-name="T6">$JSONPATH</text:span></text:span><text:span text:style-name="Source_20_Text"><text:span text:style-name="T5">"</text:span></text:span><text:span text:style-name="Source_20_Text"> | grep </text:span><text:span text:style-name="Source_20_Text"><text:span text:style-name="T5">"Ready=True"</text:span></text:span></text:p>
      <text:p text:style-name="P5"/>
      <text:p text:style-name="P6"><text:span text:style-name="Source_20_Text"># Liste tous les Secrets actuellement utilisés par un pod</text:span></text:p>
      <text:p text:style-name="P5"><text:span text:style-name="Source_20_Text">kubectl get pods -o json | jq </text:span><text:span text:style-name="Source_20_Text"><text:span text:style-name="T5">'.items[].spec.containers[].env[]?.valueFrom.secretKeyRef.name'</text:span></text:span><text:span text:style-name="Source_20_Text"> | grep -v null | sort | uniq</text:span></text:p>
      <text:p text:style-name="P5"/>
      <text:p text:style-name="P6"><text:span text:style-name="Source_20_Text"># Liste les événements (Events) classés par timestamp</text:span></text:p>
      <text:p text:style-name="P8"><text:span text:style-name="Source_20_Text">kubectl get events --sort-by</text:span><text:span text:style-name="Source_20_Text"><text:span text:style-name="T3">=</text:span></text:span><text:span text:style-name="Source_20_Text">.metadata.creationTimestamp</text:span></text:p>
      <text:h text:style-name="Heading_20_2" text:outline-level="2"><text:bookmark-start text:name="__RefHeading___Toc139_2311430149"/><text:bookmark text:name="mise-à-jour-de-ressources"/>Mise à jour de ressources<text:bookmark-end text:name="__RefHeading___Toc139_2311430149"/></text:h>
      <text:p text:style-name="Text_20_body">Depuis la version 1.11, <text:span text:style-name="Source_20_Text">rolling-update</text:span> a été déprécié (voir <text:a xlink:type="simple" xlink:href="https://github.com/kubernetes/kubernetes/blob/master/CHANGELOG-1.11.md" office:target-frame-name="_blank" xlink:show="new" text:style-name="Internet_20_link" text:visited-style-name="Visited_20_Internet_20_Link">CHANGELOG-1.11.md</text:a>), utilisez plutôt <text:span text:style-name="Source_20_Text">rollout</text:span>.</text:p>
      <text:p text:style-name="P5"><text:span text:style-name="Source_20_Text">kubectl </text:span><text:span text:style-name="Source_20_Text"><text:span text:style-name="T1">set</text:span></text:span><text:span text:style-name="Source_20_Text"> image deployment/frontend </text:span><text:span text:style-name="Source_20_Text"><text:span text:style-name="T6">www</text:span></text:span><text:span text:style-name="Source_20_Text"><text:span text:style-name="T3">=</text:span></text:span><text:span text:style-name="Source_20_Text">image:v2 <text:s text:c="14"/></text:span><text:span text:style-name="Source_20_Text"><text:span text:style-name="T4"># Rolling update du conteneur "www" du déploiement "frontend", par mise à jour de son image</text:span></text:span></text:p>
      <text:p text:style-name="P5"><text:span text:style-name="Source_20_Text">kubectl rollout </text:span><text:span text:style-name="Source_20_Text"><text:span text:style-name="T1">history</text:span></text:span><text:span text:style-name="Source_20_Text"> deployment/frontend <text:s text:c="21"/></text:span><text:span text:style-name="Source_20_Text"><text:span text:style-name="T4"># Vérifie l'historique de déploiements incluant la révision</text:span></text:span></text:p>
      <text:p text:style-name="P5"><text:span text:style-name="Source_20_Text">kubectl rollout undo deployment/frontend <text:s text:c="24"/></text:span><text:span text:style-name="Source_20_Text"><text:span text:style-name="T4"># Rollback du déploiement précédent</text:span></text:span></text:p>
      <text:p text:style-name="P5"><text:span text:style-name="Source_20_Text">kubectl rollout undo deployment/frontend --to-revision</text:span><text:span text:style-name="Source_20_Text"><text:span text:style-name="T3">=2</text:span></text:span><text:span text:style-name="Source_20_Text"> <text:s text:c="8"/></text:span><text:span text:style-name="Source_20_Text"><text:span text:style-name="T4"># Rollback à une version spécifique</text:span></text:span></text:p>
      <text:p text:style-name="P5"><text:span text:style-name="Source_20_Text">kubectl rollout status -w deployment/frontend <text:s text:c="19"/></text:span><text:span text:style-name="Source_20_Text"><text:span text:style-name="T4"># Écoute (Watch) le status du rolling update du déploiement "frontend" jusqu'à ce qu'il se termine</text:span></text:span></text:p>
      <text:p text:style-name="P5"/>
      <text:p text:style-name="P6"><text:span text:style-name="Source_20_Text"># déprécié depuis la version 1.11</text:span></text:p>
      <text:p text:style-name="P5"><text:span text:style-name="Source_20_Text">kubectl rolling-update frontend-v1 -f frontend-v2.json <text:s text:c="10"/></text:span><text:span text:style-name="Source_20_Text"><text:span text:style-name="T4"># (déprécié) Rolling update des pods de frontend-v1</text:span></text:span></text:p>
      <text:p text:style-name="P5"><text:span text:style-name="Source_20_Text">kubectl rolling-update frontend-v1 frontend-v2 --image</text:span><text:span text:style-name="Source_20_Text"><text:span text:style-name="T3">=</text:span></text:span><text:span text:style-name="Source_20_Text">image:v2 <text:s/></text:span><text:span text:style-name="Source_20_Text"><text:span text:style-name="T4"># (déprécié) Modifie le nom de la ressource et met à jour l'image</text:span></text:span></text:p>
      <text:p text:style-name="P5"><text:span text:style-name="Source_20_Text">kubectl rolling-update frontend --image</text:span><text:span text:style-name="Source_20_Text"><text:span text:style-name="T3">=</text:span></text:span><text:span text:style-name="Source_20_Text">image:v2 <text:s text:c="16"/></text:span><text:span text:style-name="Source_20_Text"><text:span text:style-name="T4"># (déprécié) Met à jour l'image du pod du déploiement frontend</text:span></text:span></text:p>
      <text:p text:style-name="P5"><text:span text:style-name="Source_20_Text">kubectl rolling-update frontend-v1 frontend-v2 --rollback <text:s text:c="7"/></text:span><text:span text:style-name="Source_20_Text"><text:span text:style-name="T4"># (déprécié) Annule (rollback) le rollout en cours</text:span></text:span></text:p>
      <text:p text:style-name="P5"/>
      <text:p text:style-name="P5"><text:soft-page-break/><text:span text:style-name="Source_20_Text">cat pod.json | kubectl replace -f - <text:s text:c="29"/></text:span><text:span text:style-name="Source_20_Text"><text:span text:style-name="T4"># Remplace un pod, en utilisant un JSON passé en entrée standard</text:span></text:span></text:p>
      <text:p text:style-name="P5"/>
      <text:p text:style-name="P6"><text:span text:style-name="Source_20_Text"># Remplace de manière forcée (Force replace), supprime puis re-crée la ressource. Provoque une interruption de service.</text:span></text:p>
      <text:p text:style-name="P5"><text:span text:style-name="Source_20_Text">kubectl replace --force -f ./pod.json</text:span></text:p>
      <text:p text:style-name="P5"/>
      <text:p text:style-name="P6"><text:span text:style-name="Source_20_Text"># Crée un service pour un nginx repliqué, qui rend le service sur le port 80 et se connecte aux conteneurs sur le port 8000</text:span></text:p>
      <text:p text:style-name="P5"><text:span text:style-name="Source_20_Text">kubectl expose rc nginx --port</text:span><text:span text:style-name="Source_20_Text"><text:span text:style-name="T3">=80</text:span></text:span><text:span text:style-name="Source_20_Text"> --target-port</text:span><text:span text:style-name="Source_20_Text"><text:span text:style-name="T3">=8000</text:span></text:span></text:p>
      <text:p text:style-name="P5"/>
      <text:p text:style-name="P6"><text:span text:style-name="Source_20_Text"># Modifie la version (tag) de l'image du conteneur unique du pod à v4</text:span></text:p>
      <text:p text:style-name="P5"><text:span text:style-name="Source_20_Text">kubectl get pod mypod -o yaml | sed </text:span><text:span text:style-name="Source_20_Text"><text:span text:style-name="T5">'s/\(image: myimage\):.*$/\1:v4/'</text:span></text:span><text:span text:style-name="Source_20_Text"> | kubectl replace -f -</text:span></text:p>
      <text:p text:style-name="P5"/>
      <text:p text:style-name="P5"><text:span text:style-name="Source_20_Text">kubectl label pods my-pod new-label</text:span><text:span text:style-name="Source_20_Text"><text:span text:style-name="T3">=</text:span></text:span><text:span text:style-name="Source_20_Text">awesome <text:s text:c="21"/></text:span><text:span text:style-name="Source_20_Text"><text:span text:style-name="T4"># Ajoute un Label</text:span></text:span></text:p>
      <text:p text:style-name="P5"><text:span text:style-name="Source_20_Text">kubectl annotate pods my-pod icon-url</text:span><text:span text:style-name="Source_20_Text"><text:span text:style-name="T3">=</text:span></text:span><text:span text:style-name="Source_20_Text">http://goo.gl/XXBTWq <text:s text:c="6"/></text:span><text:span text:style-name="Source_20_Text"><text:span text:style-name="T4"># Ajoute une annotation</text:span></text:span></text:p>
      <text:p text:style-name="P8"><text:span text:style-name="Source_20_Text">kubectl autoscale deployment foo --min</text:span><text:span text:style-name="Source_20_Text"><text:span text:style-name="T3">=2</text:span></text:span><text:span text:style-name="Source_20_Text"> --max</text:span><text:span text:style-name="Source_20_Text"><text:span text:style-name="T3">=10</text:span></text:span><text:span text:style-name="Source_20_Text"> <text:s text:c="15"/></text:span><text:span text:style-name="Source_20_Text"><text:span text:style-name="T4"># Mise à l'échelle automatique (Auto scale) d'un déploiement "foo"</text:span></text:span></text:p>
      <text:h text:style-name="Heading_20_2" text:outline-level="2"><text:bookmark-start text:name="__RefHeading___Toc141_2311430149"/><text:bookmark text:name="mise-à-jour-partielle-de-ressources"/>Mise à jour partielle de ressources<text:bookmark-end text:name="__RefHeading___Toc141_2311430149"/></text:h>
      <text:p text:style-name="P5"><text:span text:style-name="Source_20_Text">kubectl patch node k8s-node-1 -p </text:span><text:span text:style-name="Source_20_Text"><text:span text:style-name="T5">'{"spec":{"unschedulable":true}}'</text:span></text:span><text:span text:style-name="Source_20_Text"> </text:span><text:span text:style-name="Source_20_Text"><text:span text:style-name="T4"># Met à jour partiellement un noeud</text:span></text:span></text:p>
      <text:p text:style-name="P5"/>
      <text:p text:style-name="P6"><text:span text:style-name="Source_20_Text"># Met à jour l'image d'un conteneur ; spec.containers[*].name est requis car c'est une clé du merge</text:span></text:p>
      <text:p text:style-name="P5"><text:span text:style-name="Source_20_Text">kubectl patch pod valid-pod -p </text:span><text:span text:style-name="Source_20_Text"><text:span text:style-name="T5">'{"spec":{"containers":[{"name":"kubernetes-serve-hostname","image":"new image"}]}}'</text:span></text:span></text:p>
      <text:p text:style-name="P5"/>
      <text:p text:style-name="P6"><text:span text:style-name="Source_20_Text"># Met à jour l'image d'un conteneur en utilisant un patch json avec tableaux indexés</text:span></text:p>
      <text:p text:style-name="P5"><text:span text:style-name="Source_20_Text">kubectl patch pod valid-pod --type</text:span><text:span text:style-name="Source_20_Text"><text:span text:style-name="T3">=</text:span></text:span><text:span text:style-name="Source_20_Text"><text:span text:style-name="T5">'json'</text:span></text:span><text:span text:style-name="Source_20_Text"> -p</text:span><text:span text:style-name="Source_20_Text"><text:span text:style-name="T3">=</text:span></text:span><text:span text:style-name="Source_20_Text"><text:span text:style-name="T5">'[{"op": "replace", "path": "/spec/containers/0/image", "value":"new image"}]'</text:span></text:span></text:p>
      <text:p text:style-name="P5"/>
      <text:p text:style-name="P6"><text:span text:style-name="Source_20_Text"># Désactive la livenessProbe d'un déploiement en utilisant un patch json avec tableaux indexés</text:span></text:p>
      <text:p text:style-name="P5"><text:span text:style-name="Source_20_Text">kubectl patch deployment valid-deployment <text:s/>--type json <text:s text:c="2"/>-p</text:span><text:span text:style-name="Source_20_Text"><text:span text:style-name="T3">=</text:span></text:span><text:span text:style-name="Source_20_Text"><text:span text:style-name="T5">'[{"op": "remove", "path": "/spec/template/spec/containers/0/livenessProbe"}]'</text:span></text:span></text:p>
      <text:p text:style-name="P5"/>
      <text:p text:style-name="P6"><text:span text:style-name="Source_20_Text"># Ajoute un nouvel élément à un tableau indexé</text:span></text:p>
      <text:p text:style-name="P8"><text:span text:style-name="Source_20_Text">kubectl patch sa default --type</text:span><text:span text:style-name="Source_20_Text"><text:span text:style-name="T3">=</text:span></text:span><text:span text:style-name="Source_20_Text"><text:span text:style-name="T5">'json'</text:span></text:span><text:span text:style-name="Source_20_Text"> -p</text:span><text:span text:style-name="Source_20_Text"><text:span text:style-name="T3">=</text:span></text:span><text:span text:style-name="Source_20_Text"><text:span text:style-name="T5">'[{"op": "add", "path": "/secrets/1", "value": {"name": "whatever" } }]'</text:span></text:span></text:p>
      <text:h text:style-name="Heading_20_2" text:outline-level="2"><text:bookmark-start text:name="__RefHeading___Toc143_2311430149"/><text:bookmark text:name="édition-de-ressources"/>Édition de ressources<text:bookmark-end text:name="__RefHeading___Toc143_2311430149"/></text:h>
      <text:p text:style-name="Text_20_body">Ceci édite n’importe quelle ressource de l’API dans un éditeur.</text:p>
      <text:p text:style-name="P5"><text:span text:style-name="Source_20_Text">kubectl edit svc/docker-registry <text:s text:c="21"/></text:span><text:span text:style-name="Source_20_Text"><text:span text:style-name="T4"># Édite le service nommé docker-registry</text:span></text:span></text:p>
      <text:p text:style-name="P8"><text:span text:style-name="Source_20_Text"><text:span text:style-name="T6">KUBE_EDITOR</text:span></text:span><text:span text:style-name="Source_20_Text"><text:span text:style-name="T3">=</text:span></text:span><text:span text:style-name="Source_20_Text"><text:span text:style-name="T5">"nano"</text:span></text:span><text:span text:style-name="Source_20_Text"> kubectl edit svc/docker-registry <text:s text:c="2"/></text:span><text:span text:style-name="Source_20_Text"><text:span text:style-name="T4"># Utilise un autre éditeur</text:span></text:span></text:p>
      <text:h text:style-name="Heading_20_2" text:outline-level="2"><text:bookmark-start text:name="__RefHeading___Toc145_2311430149"/><text:bookmark text:name="mise-à-l-échelle-de-ressources"/><text:soft-page-break/>Mise à l’échelle de ressources<text:bookmark-end text:name="__RefHeading___Toc145_2311430149"/></text:h>
      <text:p text:style-name="P5"><text:span text:style-name="Source_20_Text">kubectl scale --replicas</text:span><text:span text:style-name="Source_20_Text"><text:span text:style-name="T3">=3</text:span></text:span><text:span text:style-name="Source_20_Text"> rs/foo <text:s text:c="32"/></text:span><text:span text:style-name="Source_20_Text"><text:span text:style-name="T4"># Scale un replicaset nommé 'foo' à 3</text:span></text:span></text:p>
      <text:p text:style-name="P5"><text:span text:style-name="Source_20_Text">kubectl scale --replicas</text:span><text:span text:style-name="Source_20_Text"><text:span text:style-name="T3">=3</text:span></text:span><text:span text:style-name="Source_20_Text"> -f foo.yaml <text:s text:c="27"/></text:span><text:span text:style-name="Source_20_Text"><text:span text:style-name="T4"># Scale une ressource spécifiée dans foo.yaml" à 3</text:span></text:span></text:p>
      <text:p text:style-name="P5"><text:span text:style-name="Source_20_Text">kubectl scale --current-replicas</text:span><text:span text:style-name="Source_20_Text"><text:span text:style-name="T3">=2</text:span></text:span><text:span text:style-name="Source_20_Text"> --replicas</text:span><text:span text:style-name="Source_20_Text"><text:span text:style-name="T3">=3</text:span></text:span><text:span text:style-name="Source_20_Text"> deployment/mysql <text:s/></text:span><text:span text:style-name="Source_20_Text"><text:span text:style-name="T4"># Si la taille du déploiement nommé mysql est actuellement 2, scale mysql à 3</text:span></text:span></text:p>
      <text:p text:style-name="P8"><text:span text:style-name="Source_20_Text">kubectl scale --replicas</text:span><text:span text:style-name="Source_20_Text"><text:span text:style-name="T3">=5</text:span></text:span><text:span text:style-name="Source_20_Text"> rc/foo rc/bar rc/baz <text:s text:c="18"/></text:span><text:span text:style-name="Source_20_Text"><text:span text:style-name="T4"># Scale plusieurs contrôleurs de réplication</text:span></text:span></text:p>
      <text:h text:style-name="Heading_20_2" text:outline-level="2"><text:bookmark-start text:name="__RefHeading___Toc147_2311430149"/><text:bookmark text:name="suppression-de-ressources"/>Suppression de ressources<text:bookmark-end text:name="__RefHeading___Toc147_2311430149"/></text:h>
      <text:p text:style-name="P5"><text:span text:style-name="Source_20_Text">kubectl delete -f ./pod.json <text:s text:c="45"/></text:span><text:span text:style-name="Source_20_Text"><text:span text:style-name="T4"># Supprime un pod en utilisant le type et le nom spécifiés dans pod.json</text:span></text:span></text:p>
      <text:p text:style-name="P5"><text:span text:style-name="Source_20_Text">kubectl delete pod,service baz foo <text:s text:c="39"/></text:span><text:span text:style-name="Source_20_Text"><text:span text:style-name="T4"># Supprime les pods et services ayant les mêmes noms "baz" et "foo"</text:span></text:span></text:p>
      <text:p text:style-name="P5"><text:span text:style-name="Source_20_Text">kubectl delete pods,services -l </text:span><text:span text:style-name="Source_20_Text"><text:span text:style-name="T6">name</text:span></text:span><text:span text:style-name="Source_20_Text"><text:span text:style-name="T3">=</text:span></text:span><text:span text:style-name="Source_20_Text">myLabel <text:s text:c="29"/></text:span><text:span text:style-name="Source_20_Text"><text:span text:style-name="T4"># Supprime les pods et services ayant le label name=myLabel</text:span></text:span></text:p>
      <text:p text:style-name="P5"><text:span text:style-name="Source_20_Text">kubectl -n my-ns delete po,svc --all <text:s text:c="37"/></text:span><text:span text:style-name="Source_20_Text"><text:span text:style-name="T4"># Supprime tous les pods et services dans le namespace my-ns</text:span></text:span></text:p>
      <text:p text:style-name="P6"><text:span text:style-name="Source_20_Text"># Supprime tous les pods correspondants à pattern1 ou pattern2 avec awk</text:span></text:p>
      <text:p text:style-name="P8"><text:span text:style-name="Source_20_Text">kubectl get pods <text:s/>-n mynamespace --no-headers</text:span><text:span text:style-name="Source_20_Text"><text:span text:style-name="T3">=</text:span></text:span><text:span text:style-name="Source_20_Text"><text:span text:style-name="T1">true</text:span></text:span><text:span text:style-name="Source_20_Text"> | awk </text:span><text:span text:style-name="Source_20_Text"><text:span text:style-name="T5">'/pattern1|pattern2/{print $1}'</text:span></text:span><text:span text:style-name="Source_20_Text"> | xargs <text:s/>kubectl delete -n mynamespace pod</text:span></text:p>
      <text:h text:style-name="Heading_20_2" text:outline-level="2"><text:bookmark-start text:name="__RefHeading___Toc149_2311430149"/><text:bookmark text:name="interaction-avec-des-pods-en-cours-d-exécution"/>Interaction avec des Pods en cours d’exécution<text:bookmark-end text:name="__RefHeading___Toc149_2311430149"/></text:h>
      <text:p text:style-name="P5"><text:span text:style-name="Source_20_Text">kubectl logs my-pod <text:s text:c="32"/></text:span><text:span text:style-name="Source_20_Text"><text:span text:style-name="T4"># Affiche les logs du pod (stdout)</text:span></text:span></text:p>
      <text:p text:style-name="P5"><text:span text:style-name="Source_20_Text">kubectl logs -l </text:span><text:span text:style-name="Source_20_Text"><text:span text:style-name="T6">name</text:span></text:span><text:span text:style-name="Source_20_Text"><text:span text:style-name="T3">=</text:span></text:span><text:span text:style-name="Source_20_Text">myLabel <text:s text:c="23"/></text:span><text:span text:style-name="Source_20_Text"><text:span text:style-name="T4"># Affiche les logs des pods ayant le label name=myLabel (stdout)</text:span></text:span></text:p>
      <text:p text:style-name="P5"><text:span text:style-name="Source_20_Text">kubectl logs my-pod --previous <text:s text:c="21"/></text:span><text:span text:style-name="Source_20_Text"><text:span text:style-name="T4"># Affiche les logs du pod (stdout) pour une instance précédente du conteneur</text:span></text:span></text:p>
      <text:p text:style-name="P5"><text:span text:style-name="Source_20_Text">kubectl logs my-pod -c my-container <text:s text:c="16"/></text:span><text:span text:style-name="Source_20_Text"><text:span text:style-name="T4"># Affiche les logs d'un conteneur particulier du pod (stdout, cas d'un pod multi-conteneurs)</text:span></text:span></text:p>
      <text:p text:style-name="P5"><text:span text:style-name="Source_20_Text">kubectl logs -l </text:span><text:span text:style-name="Source_20_Text"><text:span text:style-name="T6">name</text:span></text:span><text:span text:style-name="Source_20_Text"><text:span text:style-name="T3">=</text:span></text:span><text:span text:style-name="Source_20_Text">myLabel -c my-container <text:s text:c="7"/></text:span><text:span text:style-name="Source_20_Text"><text:span text:style-name="T4"># Affiche les logs des pods avec le label name=myLabel (stdout, cas d'un pod multi-conteneurs)</text:span></text:span></text:p>
      <text:p text:style-name="P5"><text:span text:style-name="Source_20_Text">kubectl logs my-pod -c my-container --previous <text:s text:c="5"/></text:span><text:span text:style-name="Source_20_Text"><text:span text:style-name="T4"># Affiche les logs d'un conteneur particulier du pod (stdout, cas d'un pod multi-conteneurs) pour une instance précédente du conteneur</text:span></text:span></text:p>
      <text:p text:style-name="P5"><text:span text:style-name="Source_20_Text">kubectl logs -f my-pod <text:s text:c="29"/></text:span><text:span text:style-name="Source_20_Text"><text:span text:style-name="T4"># Fait défiler (stream) les logs du pod (stdout)</text:span></text:span></text:p>
      <text:p text:style-name="P5"><text:span text:style-name="Source_20_Text">kubectl logs -f my-pod -c my-container <text:s text:c="13"/></text:span><text:span text:style-name="Source_20_Text"><text:span text:style-name="T4"># Fait défiler (stream) les logs d'un conteneur particulier du pod (stdout, cas d'un pod multi-conteneurs)</text:span></text:span></text:p>
      <text:p text:style-name="P5"><text:span text:style-name="Source_20_Text">kubectl logs -f -l </text:span><text:span text:style-name="Source_20_Text"><text:span text:style-name="T6">name</text:span></text:span><text:span text:style-name="Source_20_Text"><text:span text:style-name="T3">=</text:span></text:span><text:span text:style-name="Source_20_Text">myLabel --all-containers <text:s text:c="3"/></text:span><text:span text:style-name="Source_20_Text"><text:span text:style-name="T4"># Fait défiler (stream) les logs de tous les pods ayant le label name=myLabel (stdout)</text:span></text:span></text:p>
      <text:p text:style-name="P5"><text:span text:style-name="Source_20_Text">kubectl run -i --tty busybox --image</text:span><text:span text:style-name="Source_20_Text"><text:span text:style-name="T3">=</text:span></text:span><text:span text:style-name="Source_20_Text">busybox -- sh <text:s/></text:span><text:span text:style-name="Source_20_Text"><text:span text:style-name="T4"># Exécute un pod comme un shell interactif</text:span></text:span></text:p>
      <text:p text:style-name="P5"><text:span text:style-name="Source_20_Text">kubectl attach my-pod -i <text:s text:c="27"/></text:span><text:span text:style-name="Source_20_Text"><text:span text:style-name="T4"># Attache à un conteneur en cours d'exécution</text:span></text:span></text:p>
      <text:p text:style-name="P5"><text:span text:style-name="Source_20_Text">kubectl port-forward my-pod </text:span><text:span text:style-name="Source_20_Text"><text:span text:style-name="T3">5000</text:span></text:span><text:span text:style-name="Source_20_Text">:6000 <text:s text:c="14"/></text:span><text:span text:style-name="Source_20_Text"><text:span text:style-name="T4"># Écoute le port 5000 de la machine locale et forwarde vers le port 6000 de my-pod</text:span></text:span></text:p>
      <text:p text:style-name="P5"><text:span text:style-name="Source_20_Text">kubectl </text:span><text:span text:style-name="Source_20_Text"><text:span text:style-name="T1">exec</text:span></text:span><text:span text:style-name="Source_20_Text"> my-pod -- ls / <text:s text:c="24"/></text:span><text:span text:style-name="Source_20_Text"><text:span text:style-name="T4"># Exécute une commande dans un pod existant (cas d'un seul conteneur)</text:span></text:span></text:p>
      <text:p text:style-name="P5"><text:span text:style-name="Source_20_Text">kubectl </text:span><text:span text:style-name="Source_20_Text"><text:span text:style-name="T1">exec</text:span></text:span><text:span text:style-name="Source_20_Text"> my-pod -c my-container -- ls / <text:s text:c="8"/></text:span><text:span text:style-name="Source_20_Text"><text:span text:style-name="T4"># Exécute une commande dans un pod existant (cas multi-conteneurs)</text:span></text:span></text:p>
      <text:p text:style-name="P8"><text:span text:style-name="Source_20_Text">kubectl top pod POD_NAME --containers <text:s text:c="14"/></text:span><text:span text:style-name="Source_20_Text"><text:span text:style-name="T4"># Affiche les métriques pour un pod donné et ses conteneurs</text:span></text:span></text:p>
      <text:h text:style-name="Heading_20_2" text:outline-level="2"><text:bookmark-start text:name="__RefHeading___Toc151_2311430149"/><text:bookmark text:name="interaction-avec-des-noeuds-et-clusters"/><text:soft-page-break/>Interaction avec des Noeuds et Clusters<text:bookmark-end text:name="__RefHeading___Toc151_2311430149"/></text:h>
      <text:p text:style-name="P5"><text:span text:style-name="Source_20_Text">kubectl cordon mon-noeud <text:s text:c="45"/></text:span><text:span text:style-name="Source_20_Text"><text:span text:style-name="T4"># Marque mon-noeud comme non assignable (unschedulable)</text:span></text:span></text:p>
      <text:p text:style-name="P5"><text:span text:style-name="Source_20_Text">kubectl drain mon-noeud <text:s text:c="46"/></text:span><text:span text:style-name="Source_20_Text"><text:span text:style-name="T4"># Draine mon-noeud en préparation d'une mise en maintenance</text:span></text:span></text:p>
      <text:p text:style-name="P5"><text:span text:style-name="Source_20_Text">kubectl uncordon mon-noeud <text:s text:c="43"/></text:span><text:span text:style-name="Source_20_Text"><text:span text:style-name="T4"># Marque mon-noeud comme assignable</text:span></text:span></text:p>
      <text:p text:style-name="P5"><text:span text:style-name="Source_20_Text">kubectl top node mon-noeud <text:s text:c="43"/></text:span><text:span text:style-name="Source_20_Text"><text:span text:style-name="T4"># Affiche les métriques pour un noeud donné</text:span></text:span></text:p>
      <text:p text:style-name="P5"><text:span text:style-name="Source_20_Text">kubectl cluster-info <text:s text:c="49"/></text:span><text:span text:style-name="Source_20_Text"><text:span text:style-name="T4"># Affiche les adresses du master et des services</text:span></text:span></text:p>
      <text:p text:style-name="P5"><text:span text:style-name="Source_20_Text">kubectl cluster-info dump <text:s text:c="44"/></text:span><text:span text:style-name="Source_20_Text"><text:span text:style-name="T4"># Affiche l'état courant du cluster sur stdout</text:span></text:span></text:p>
      <text:p text:style-name="P5"><text:span text:style-name="Source_20_Text">kubectl cluster-info dump --output-directory</text:span><text:span text:style-name="Source_20_Text"><text:span text:style-name="T3">=</text:span></text:span><text:span text:style-name="Source_20_Text">/path/to/cluster-state <text:s text:c="2"/></text:span><text:span text:style-name="Source_20_Text"><text:span text:style-name="T4"># Affiche l'état courant du cluster sur /path/to/cluster-state</text:span></text:span></text:p>
      <text:p text:style-name="P5"/>
      <text:p text:style-name="P6"><text:span text:style-name="Source_20_Text"># Si une teinte avec cette clé et cet effet existe déjà, sa valeur est remplacée comme spécifié.</text:span></text:p>
      <text:p text:style-name="P8"><text:span text:style-name="Source_20_Text">kubectl taint nodes foo </text:span><text:span text:style-name="Source_20_Text"><text:span text:style-name="T6">dedicated</text:span></text:span><text:span text:style-name="Source_20_Text"><text:span text:style-name="T3">=</text:span></text:span><text:span text:style-name="Source_20_Text">special-user:NoSchedule</text:span></text:p>
      <text:h text:style-name="Heading_20_3" text:outline-level="3"><text:bookmark-start text:name="__RefHeading___Toc153_2311430149"/><text:bookmark text:name="types-de-ressources"/>Types de ressources<text:bookmark-end text:name="__RefHeading___Toc153_2311430149"/></text:h>
      <text:p text:style-name="Text_20_body">Liste tous les types de ressources pris en charge avec leurs noms courts (shortnames), groupe d’API (API group), si elles sont cantonnées à un namespace (namespaced), et leur Genre (Kind):</text:p>
      <text:p text:style-name="P8"><text:span text:style-name="Source_20_Text">kubectl api-resources</text:span></text:p>
      <text:p text:style-name="Text_20_body">Autres opérations pour explorer les ressources de l’API :</text:p>
      <text:p text:style-name="P5"><text:span text:style-name="Source_20_Text">kubectl api-resources --namespaced</text:span><text:span text:style-name="Source_20_Text"><text:span text:style-name="T3">=</text:span></text:span><text:span text:style-name="Source_20_Text"><text:span text:style-name="T1">true</text:span></text:span><text:span text:style-name="Source_20_Text"> <text:s text:c="5"/></text:span><text:span text:style-name="Source_20_Text"><text:span text:style-name="T4"># Toutes les ressources cantonnées à un namespace</text:span></text:span></text:p>
      <text:p text:style-name="P5"><text:span text:style-name="Source_20_Text">kubectl api-resources --namespaced</text:span><text:span text:style-name="Source_20_Text"><text:span text:style-name="T3">=</text:span></text:span><text:span text:style-name="Source_20_Text"><text:span text:style-name="T1">false</text:span></text:span><text:span text:style-name="Source_20_Text"> <text:s text:c="4"/></text:span><text:span text:style-name="Source_20_Text"><text:span text:style-name="T4"># Toutes les ressources non cantonnées à un namespace</text:span></text:span></text:p>
      <text:p text:style-name="P5"><text:span text:style-name="Source_20_Text">kubectl api-resources -o name <text:s text:c="15"/></text:span><text:span text:style-name="Source_20_Text"><text:span text:style-name="T4"># Toutes les ressources avec un affichage simple (uniquement le nom de la ressource)</text:span></text:span></text:p>
      <text:p text:style-name="P5"><text:span text:style-name="Source_20_Text">kubectl api-resources -o wide <text:s text:c="15"/></text:span><text:span text:style-name="Source_20_Text"><text:span text:style-name="T4"># Toutes les ressources avec un affichage étendu (alias "wide")</text:span></text:span></text:p>
      <text:p text:style-name="P5"><text:span text:style-name="Source_20_Text">kubectl api-resources --verbs</text:span><text:span text:style-name="Source_20_Text"><text:span text:style-name="T3">=</text:span></text:span><text:span text:style-name="Source_20_Text">list,get <text:s text:c="6"/></text:span><text:span text:style-name="Source_20_Text"><text:span text:style-name="T4"># Toutes les ressources prenant en charge les verbes de requête "list" et "get"</text:span></text:span></text:p>
      <text:p text:style-name="P8"><text:span text:style-name="Source_20_Text">kubectl api-resources --api-group</text:span><text:span text:style-name="Source_20_Text"><text:span text:style-name="T3">=</text:span></text:span><text:span text:style-name="Source_20_Text">extensions </text:span><text:span text:style-name="Source_20_Text"><text:span text:style-name="T4"># Toutes les ressources dans le groupe d'API "extensions"</text:span></text:span></text:p>
      <text:h text:style-name="Heading_20_3" text:outline-level="3"><text:bookmark-start text:name="__RefHeading___Toc155_2311430149"/><text:bookmark text:name="formattage-de-l-affichage"/>Formattage de l’affichage<text:bookmark-end text:name="__RefHeading___Toc155_2311430149"/></text:h>
      <text:p text:style-name="Text_20_body">Pour afficher les détails sur votre terminal dans un format spécifique, vous pouvez utiliser une des options <text:span text:style-name="Source_20_Text">-o</text:span> ou <text:span text:style-name="Source_20_Text">--output</text:span> avec les commandes <text:span text:style-name="Source_20_Text">kubectl</text:span> qui les prennent en charge.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Format d’affichag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-o=custom-columns=&lt;spec&gt;</text:span></text:p>
          </table:table-cell>
          <table:table-cell table:style-name="Tableau1.A1" office:value-type="string">
            <text:p text:style-name="Table_20_Contents">Affiche un tableau en spécifiant une liste de colonnes séparées par des virgule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-o=custom-columns-file=&lt;filename&gt;</text:span></text:p>
          </table:table-cell>
          <table:table-cell table:style-name="Tableau1.A1" office:value-type="string">
            <text:p text:style-name="Table_20_Contents">Affiche un tableau en utilisant les colonnes spécifiées dans le fichier <text:span text:style-name="Source_20_Text">&lt;filename&gt;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-o=json</text:span></text:p>
          </table:table-cell>
          <table:table-cell table:style-name="Tableau1.A1" office:value-type="string">
            <text:p text:style-name="Table_20_Contents">Affiche un objet de l’API formaté en JSON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-o=jsonpath=&lt;template&gt;</text:span></text:p>
          </table:table-cell>
          <table:table-cell table:style-name="Tableau1.A1" office:value-type="string">
            <text:p text:style-name="Table_20_Contents">Affiche les champs définis par une expression jsonpath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ource_20_Text">-o=jsonpath-file=&lt;filename&gt;</text:span></text:p>
          </table:table-cell>
          <table:table-cell table:style-name="Tableau1.A1" office:value-type="string">
            <text:p text:style-name="Table_20_Contents">Affiche les champs définis par l’expression <text:a xlink:type="simple" xlink:href="https://kubernetes.io/docs/reference/kubectl/jsonpath" text:style-name="Internet_20_link" text:visited-style-name="Visited_20_Internet_20_Link">jsonpath</text:a> dans le fichier <text:span text:style-name="Source_20_Text">&lt;filename&gt;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-o=name</text:span></text:p>
          </table:table-cell>
          <table:table-cell table:style-name="Tableau1.A1" office:value-type="string">
            <text:p text:style-name="Table_20_Contents">Affiche seulement le nom de la ressource et rien de plu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-o=wide</text:span></text:p>
          </table:table-cell>
          <table:table-cell table:style-name="Tableau1.A1" office:value-type="string">
            <text:p text:style-name="Table_20_Contents">Affiche dans le format texte avec toute information supplémentaire, et pour des pods, le nom du noeud est inclu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-o=yaml</text:span></text:p>
          </table:table-cell>
          <table:table-cell table:style-name="Tableau1.A1" office:value-type="string">
            <text:p text:style-name="Table_20_Contents">Affiche un objet de l’API formaté en YAML</text:p>
          </table:table-cell>
        </table:table-row>
      </table:table>
      <text:h text:style-name="Heading_20_3" text:outline-level="3"><text:bookmark-start text:name="__RefHeading___Toc157_2311430149"/><text:bookmark text:name="verbosité-de-l-affichage-de-kubectl-et-débogage"/>Verbosité de l’affichage de Kubectl et débogage<text:bookmark-end text:name="__RefHeading___Toc157_2311430149"/></text:h>
      <text:p text:style-name="Text_20_body">La verbosité de Kubectl est contrôlée par une des options <text:span text:style-name="Source_20_Text">-v</text:span> ou <text:span text:style-name="Source_20_Text">--v</text:span> suivie d’un entier représentant le niveau de log. Les conventions générales de logging de Kubernetes et les niveaux de log associés sont décrits ici.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Verbosité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--v=0</text:span></text:p>
          </table:table-cell>
          <table:table-cell table:style-name="Tableau2.A1" office:value-type="string">
            <text:p text:style-name="Table_20_Contents">Le minimum qui doit <text:span text:style-name="Emphasis">toujours</text:span> être affiché à un opérateur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1</text:span></text:p>
          </table:table-cell>
          <table:table-cell table:style-name="Tableau2.A1" office:value-type="string">
            <text:p text:style-name="Table_20_Contents">Un niveau de log par défaut raisonnable si vous n’avez pas besoin de verbosité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2</text:span></text:p>
          </table:table-cell>
          <table:table-cell table:style-name="Tableau2.A1" office:value-type="string">
            <text:p text:style-name="Table_20_Contents">Informations utiles sur l’état stable du service et messages de logs importants qui peuvent être corrélés à des changements significatifs dans le système. C’est le niveau de log par défaut recommandé pour la plupart des systèmes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3</text:span></text:p>
          </table:table-cell>
          <table:table-cell table:style-name="Tableau2.A1" office:value-type="string">
            <text:p text:style-name="Table_20_Contents">Informations étendues sur les changements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4</text:span></text:p>
          </table:table-cell>
          <table:table-cell table:style-name="Tableau2.A1" office:value-type="string">
            <text:p text:style-name="Table_20_Contents">Verbosité de Debug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6</text:span></text:p>
          </table:table-cell>
          <table:table-cell table:style-name="Tableau2.A1" office:value-type="string">
            <text:p text:style-name="Table_20_Contents">Affiche les ressources requêtées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7</text:span></text:p>
          </table:table-cell>
          <table:table-cell table:style-name="Tableau2.A1" office:value-type="string">
            <text:p text:style-name="Table_20_Contents">Affiche les entêtes des requêtes HTTP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8</text:span></text:p>
          </table:table-cell>
          <table:table-cell table:style-name="Tableau2.A1" office:value-type="string">
            <text:p text:style-name="Table_20_Contents">Affiche les contenus des requêtes HTTP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--v=9</text:span></text:p>
          </table:table-cell>
          <table:table-cell table:style-name="Tableau2.A1" office:value-type="string">
            <text:p text:style-name="Table_20_Contents">Affiche les contenus des requêtes HTTP sans les tronquer.</text:p>
          </table:table-cell>
        </table:table-row>
      </table:table>
      <text:h text:style-name="Heading_20_2" text:outline-level="2"><text:bookmark-start text:name="__RefHeading___Toc159_2311430149"/><text:bookmark-end text:name="__RefHeading___Toc159_2311430149"/></text:h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808080" fo:border-bottom="none"/>
      <style:text-properties fo:color="#999999" officeooo:rsid="00157d03" officeooo:paragraph-rsid="00157d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ubernetes<text:tab/><text:tab/>Page <text:page-number text:select-page="current">8</text:page-number><text:s/>sur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00:07:39.431196283</meta:creation-date>
    <dc:date>2020-01-23T00:14:35.532087103</dc:date>
    <meta:editing-duration>PT6M57S</meta:editing-duration>
    <meta:editing-cycles>1</meta:editing-cycles>
    <meta:document-statistic meta:table-count="2" meta:image-count="0" meta:object-count="0" meta:page-count="9" meta:paragraph-count="266" meta:word-count="2501" meta:character-count="18055" meta:non-whitespace-character-count="14589"/>
    <meta:generator>LibreOffice/6.3.4.2$Linux_X86_64 LibreOffice_project/30$Build-2</meta:generator>
  </office:meta>
</office:document-meta>
</file>